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5"/>
    <style:style style:name="ce4" style:family="table-cell" style:parent-style-name="Default" style:data-style-name="N1"/>
    <style:style style:name="ce5" style:family="table-cell" style:parent-style-name="Default" style:data-style-name="N113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2" table:number-rows-spanned="1">
            <text:p>CFACC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 table:number-columns-repeated="2"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0508" calcext:value-type="float">
            <text:p>10508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H3])+MINUTE([.H3])*60" office:value-type="float" office:value="363" calcext:value-type="float">
            <text:p>363</text:p>
          </table:table-cell>
          <table:table-cell table:style-name="Default"/>
          <table:table-cell table:formula="of:=[.I3]/[.D3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H4])+MINUTE([.H4])*60" office:value-type="float" office:value="123" calcext:value-type="float">
            <text:p>123</text:p>
          </table:table-cell>
          <table:table-cell/>
          <table:table-cell table:formula="of:=[.I4]/[.D4]" office:value-type="float" office:value="683.333333333333" calcext:value-type="float">
            <text:p>68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H5])+MINUTE([.H5])*60" office:value-type="float" office:value="7" calcext:value-type="float">
            <text:p>7</text:p>
          </table:table-cell>
          <table:table-cell/>
          <table:table-cell table:formula="of:=[.I5]/[.D5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720" calcext:value-type="float">
            <text:p>7720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H6])+MINUTE([.H6])*60" office:value-type="float" office:value="99" calcext:value-type="float">
            <text:p>99</text:p>
          </table:table-cell>
          <table:table-cell/>
          <table:table-cell table:formula="of:=[.I6]/[.D6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H7])+MINUTE([.H7])*60" office:value-type="float" office:value="9" calcext:value-type="float">
            <text:p>9</text:p>
          </table:table-cell>
          <table:table-cell/>
          <table:table-cell table:formula="of:=[.I7]/[.D7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556" calcext:value-type="float">
            <text:p>5556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H8])+MINUTE([.H8])*60" office:value-type="float" office:value="185" calcext:value-type="float">
            <text:p>185</text:p>
          </table:table-cell>
          <table:table-cell/>
          <table:table-cell table:formula="of:=[.I8]/[.D8]" office:value-type="float" office:value="2055.55555555556" calcext:value-type="float">
            <text:p>2056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316" calcext:value-type="float">
            <text:p>8316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H9])+MINUTE([.H9])*60" office:value-type="float" office:value="240" calcext:value-type="float">
            <text:p>240</text:p>
          </table:table-cell>
          <table:table-cell/>
          <table:table-cell table:formula="of:=[.I9]/[.D9]" office:value-type="float" office:value="533.333333333333" calcext:value-type="float">
            <text:p>533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8688" calcext:value-type="float">
            <text:p>8688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H10])+MINUTE([.H10])*60" office:value-type="float" office:value="280" calcext:value-type="float">
            <text:p>280</text:p>
          </table:table-cell>
          <table:table-cell/>
          <table:table-cell table:formula="of:=[.I10]/[.D10]" office:value-type="float" office:value="482.758620689655" calcext:value-type="float">
            <text:p>483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H11])+MINUTE([.H11])*60" office:value-type="float" office:value="248" calcext:value-type="float">
            <text:p>248</text:p>
          </table:table-cell>
          <table:table-cell/>
          <table:table-cell table:formula="of:=[.I11]/[.D11]" office:value-type="float" office:value="506.122448979592" calcext:value-type="float">
            <text:p>506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H12])+MINUTE([.H12])*60" office:value-type="float" office:value="255" calcext:value-type="float">
            <text:p>255</text:p>
          </table:table-cell>
          <table:table-cell/>
          <table:table-cell table:formula="of:=[.I12]/[.D12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ast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castError</text:p>
          </table:table-cell>
          <table:table-cell office:value-type="time" office:time-value="PT00H00M05.178S" calcext:value-type="time">
            <text:p>00:05.18</text:p>
          </table:table-cell>
          <table:table-cell table:formula="of:=SECOND([.H13])+MINUTE([.H13])*60" office:value-type="float" office:value="5" calcext:value-type="float">
            <text:p>5</text:p>
          </table:table-cell>
          <table:table-cell/>
          <table:table-cell table:formula="of:=[.I13]/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H14])+MINUTE([.H14])*60" office:value-type="float" office:value="8" calcext:value-type="float">
            <text:p>8</text:p>
          </table:table-cell>
          <table:table-cell/>
          <table:table-cell table:formula="of:=[.I14]/[.D1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mpleteType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mpleteTypeError</text:p>
          </table:table-cell>
          <table:table-cell office:value-type="time" office:time-value="PT00H00M05.651S" calcext:value-type="time">
            <text:p>00:05.65</text:p>
          </table:table-cell>
          <table:table-cell table:formula="of:=SECOND([.H15])+MINUTE([.H15])*60" office:value-type="float" office:value="6" calcext:value-type="float">
            <text:p>6</text:p>
          </table:table-cell>
          <table:table-cell/>
          <table:table-cell table:formula="of:=[.I15]/[.D1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H16])+MINUTE([.H16])*60" office:value-type="float" office:value="89" calcext:value-type="float">
            <text:p>89</text:p>
          </table:table-cell>
          <table:table-cell/>
          <table:table-cell table:formula="of:=[.I16]/[.D16]" office:value-type="float" office:value="741.666666666667" calcext:value-type="float">
            <text:p>74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H17])+MINUTE([.H17])*60" office:value-type="float" office:value="264" calcext:value-type="float">
            <text:p>264</text:p>
          </table:table-cell>
          <table:table-cell/>
          <table:table-cell table:formula="of:=[.I17]/[.D17]" office:value-type="float" office:value="488.888888888889" calcext:value-type="float">
            <text:p>48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H18])+MINUTE([.H18])*60" office:value-type="float" office:value="8" calcext:value-type="float">
            <text:p>8</text:p>
          </table:table-cell>
          <table:table-cell/>
          <table:table-cell table:formula="of:=[.I18]/[.D18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16" calcext:value-type="float">
            <text:p>4616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H19])+MINUTE([.H19])*60" office:value-type="float" office:value="15" calcext:value-type="float">
            <text:p>15</text:p>
          </table:table-cell>
          <table:table-cell/>
          <table:table-cell table:formula="of:=[.I19]/[.D19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H20])+MINUTE([.H20])*60" office:value-type="float" office:value="270" calcext:value-type="float">
            <text:p>270</text:p>
          </table:table-cell>
          <table:table-cell/>
          <table:table-cell table:formula="of:=[.I20]/[.D20]" office:value-type="float" office:value="586.95652173913" calcext:value-type="float">
            <text:p>587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H21])+MINUTE([.H21])*60" office:value-type="float" office:value="9" calcext:value-type="float">
            <text:p>9</text:p>
          </table:table-cell>
          <table:table-cell/>
          <table:table-cell table:formula="of:=[.I21]/[.D21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H22])+MINUTE([.H22])*60" office:value-type="float" office:value="9" calcext:value-type="float">
            <text:p>9</text:p>
          </table:table-cell>
          <table:table-cell/>
          <table:table-cell table:formula="of:=[.I22]/[.D2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H23])+MINUTE([.H23])*60" office:value-type="float" office:value="280" calcext:value-type="float">
            <text:p>280</text:p>
          </table:table-cell>
          <table:table-cell/>
          <table:table-cell table:formula="of:=[.I23]/[.D23]" office:value-type="float" office:value="474.576271186441" calcext:value-type="float">
            <text:p>475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236" calcext:value-type="float">
            <text:p>7236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H24])+MINUTE([.H24])*60" office:value-type="float" office:value="64" calcext:value-type="float">
            <text:p>64</text:p>
          </table:table-cell>
          <table:table-cell/>
          <table:table-cell table:formula="of:=[.I24]/[.D24]" office:value-type="float" office:value="581.818181818182" calcext:value-type="float">
            <text:p>582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H25])+MINUTE([.H25])*60" office:value-type="float" office:value="98" calcext:value-type="float">
            <text:p>98</text:p>
          </table:table-cell>
          <table:table-cell/>
          <table:table-cell table:formula="of:=[.I25]/[.D25]" office:value-type="float" office:value="445.454545454545" calcext:value-type="float">
            <text:p>445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7320" calcext:value-type="float">
            <text:p>7320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H26])+MINUTE([.H26])*60" office:value-type="float" office:value="241" calcext:value-type="float">
            <text:p>241</text:p>
          </table:table-cell>
          <table:table-cell/>
          <table:table-cell table:formula="of:=[.I26]/[.D26]" office:value-type="float" office:value="573.809523809524" calcext:value-type="float">
            <text:p>574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42" calcext:value-type="float">
            <text:p>0.42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H27])+MINUTE([.H27])*60" office:value-type="float" office:value="199" calcext:value-type="float">
            <text:p>199</text:p>
          </table:table-cell>
          <table:table-cell/>
          <table:table-cell table:formula="of:=[.I27]/[.D27]" office:value-type="float" office:value="473.809523809524" calcext:value-type="float">
            <text:p>474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H28])+MINUTE([.H28])*60" office:value-type="float" office:value="7" calcext:value-type="float">
            <text:p>7</text:p>
          </table:table-cell>
          <table:table-cell/>
          <table:table-cell table:formula="of:=[.I28]/[.D2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H29])+MINUTE([.H29])*60" office:value-type="float" office:value="7" calcext:value-type="float">
            <text:p>7</text:p>
          </table:table-cell>
          <table:table-cell/>
          <table:table-cell table:formula="of:=[.I29]/[.D2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H30])+MINUTE([.H30])*60" office:value-type="float" office:value="8" calcext:value-type="float">
            <text:p>8</text:p>
          </table:table-cell>
          <table:table-cell/>
          <table:table-cell table:formula="of:=[.I30]/[.D3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H31])+MINUTE([.H31])*60" office:value-type="float" office:value="7" calcext:value-type="float">
            <text:p>7</text:p>
          </table:table-cell>
          <table:table-cell/>
          <table:table-cell table:formula="of:=[.I31]/[.D31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H32])+MINUTE([.H32])*60" office:value-type="float" office:value="147" calcext:value-type="float">
            <text:p>147</text:p>
          </table:table-cell>
          <table:table-cell/>
          <table:table-cell table:formula="of:=[.I32]/[.D32]" office:value-type="float" office:value="668.181818181818" calcext:value-type="float">
            <text:p>668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6312" calcext:value-type="float">
            <text:p>6312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H33])+MINUTE([.H33])*60" office:value-type="float" office:value="148" calcext:value-type="float">
            <text:p>148</text:p>
          </table:table-cell>
          <table:table-cell/>
          <table:table-cell table:formula="of:=[.I33]/[.D33]" office:value-type="float" office:value="704.761904761905" calcext:value-type="float">
            <text:p>705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H34])+MINUTE([.H34])*60" office:value-type="float" office:value="17" calcext:value-type="float">
            <text:p>17</text:p>
          </table:table-cell>
          <table:table-cell/>
          <table:table-cell table:formula="of:=[.I34]/[.D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trl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456" calcext:value-type="float">
            <text:p>14456</text:p>
          </table:table-cell>
          <table:table-cell/>
          <table:table-cell office:value-type="string" calcext:value-type="string">
            <text:p>forctrl</text:p>
          </table:table-cell>
          <table:table-cell office:value-type="time" office:time-value="PT00H00M44.598S" calcext:value-type="time">
            <text:p>00:44.60</text:p>
          </table:table-cell>
          <table:table-cell table:formula="of:=SECOND([.H35])+MINUTE([.H35])*60" office:value-type="float" office:value="45" calcext:value-type="float">
            <text:p>45</text:p>
          </table:table-cell>
          <table:table-cell/>
          <table:table-cell table:formula="of:=[.I35]/[.D35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1376" calcext:value-type="float">
            <text:p>11376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H36])+MINUTE([.H36])*60" office:value-type="float" office:value="35" calcext:value-type="float">
            <text:p>35</text:p>
          </table:table-cell>
          <table:table-cell/>
          <table:table-cell table:formula="of:=[.I36]/[.D36]" office:value-type="float" office:value="291.666666666667" calcext:value-type="float">
            <text:p>292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H37])+MINUTE([.H37])*60" office:value-type="float" office:value="46" calcext:value-type="float">
            <text:p>46</text:p>
          </table:table-cell>
          <table:table-cell/>
          <table:table-cell table:formula="of:=[.I37]/[.D37]" office:value-type="float" office:value="209.090909090909" calcext:value-type="float">
            <text:p>209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H38])+MINUTE([.H38])*60" office:value-type="float" office:value="7" calcext:value-type="float">
            <text:p>7</text:p>
          </table:table-cell>
          <table:table-cell/>
          <table:table-cell table:formula="of:=[.I38]/[.D3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H39])+MINUTE([.H39])*60" office:value-type="float" office:value="7" calcext:value-type="float">
            <text:p>7</text:p>
          </table:table-cell>
          <table:table-cell/>
          <table:table-cell table:formula="of:=[.I39]/[.D3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H40])+MINUTE([.H40])*60" office:value-type="float" office:value="8" calcext:value-type="float">
            <text:p>8</text:p>
          </table:table-cell>
          <table:table-cell/>
          <table:table-cell table:formula="of:=[.I40]/[.D4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868" calcext:value-type="float">
            <text:p>6868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H41])+MINUTE([.H41])*60" office:value-type="float" office:value="32" calcext:value-type="float">
            <text:p>32</text:p>
          </table:table-cell>
          <table:table-cell/>
          <table:table-cell table:formula="of:=[.I41]/[.D41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H42])+MINUTE([.H42])*60" office:value-type="float" office:value="93" calcext:value-type="float">
            <text:p>93</text:p>
          </table:table-cell>
          <table:table-cell/>
          <table:table-cell table:formula="of:=[.I42]/[.D42]" office:value-type="float" office:value="290.625" calcext:value-type="float">
            <text:p>291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6696" calcext:value-type="float">
            <text:p>6696</text:p>
          </table:table-cell>
          <table:table-cell/>
          <table:table-cell office:value-type="string" calcext:value-type="string">
            <text:p>heap</text:p>
          </table:table-cell>
          <table:table-cell office:value-type="time" office:time-value="PT00H04M04.118S" calcext:value-type="time">
            <text:p>04:04.12</text:p>
          </table:table-cell>
          <table:table-cell table:formula="of:=SECOND([.H43])+MINUTE([.H43])*60" office:value-type="float" office:value="244" calcext:value-type="float">
            <text:p>244</text:p>
          </table:table-cell>
          <table:table-cell/>
          <table:table-cell table:formula="of:=[.I43]/[.D43]" office:value-type="float" office:value="554.545454545455" calcext:value-type="float">
            <text:p>555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H44])+MINUTE([.H44])*60" office:value-type="float" office:value="22" calcext:value-type="float">
            <text:p>22</text:p>
          </table:table-cell>
          <table:table-cell/>
          <table:table-cell table:formula="of:=[.I44]/[.D44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H45])+MINUTE([.H45])*60" office:value-type="float" office:value="7" calcext:value-type="float">
            <text:p>7</text:p>
          </table:table-cell>
          <table:table-cell/>
          <table:table-cell table:formula="of:=[.I45]/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H46])+MINUTE([.H46])*60" office:value-type="float" office:value="43" calcext:value-type="float">
            <text:p>43</text:p>
          </table:table-cell>
          <table:table-cell/>
          <table:table-cell table:formula="of:=[.I46]/[.D46]" office:value-type="float" office:value="148.275862068966" calcext:value-type="float">
            <text:p>148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H47])+MINUTE([.H47])*60" office:value-type="float" office:value="7" calcext:value-type="float">
            <text:p>7</text:p>
          </table:table-cell>
          <table:table-cell/>
          <table:table-cell table:formula="of:=[.I47]/[.D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H48])+MINUTE([.H48])*60" office:value-type="float" office:value="24" calcext:value-type="float">
            <text:p>24</text:p>
          </table:table-cell>
          <table:table-cell/>
          <table:table-cell table:formula="of:=[.I48]/[.D48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H49])+MINUTE([.H49])*60" office:value-type="float" office:value="9" calcext:value-type="float">
            <text:p>9</text:p>
          </table:table-cell>
          <table:table-cell/>
          <table:table-cell table:formula="of:=[.I49]/[.D49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1.19" calcext:value-type="float">
            <text:p>1.19</text:p>
          </table:table-cell>
          <table:table-cell office:value-type="float" office:value="0.02" calcext:value-type="float">
            <text:p>0.02</text:p>
          </table:table-cell>
          <table:table-cell office:value-type="float" office:value="1.21" calcext:value-type="float">
            <text:p>1.21</text:p>
          </table:table-cell>
          <table:table-cell office:value-type="float" office:value="43948" calcext:value-type="float">
            <text:p>43948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H50])+MINUTE([.H50])*60" office:value-type="float" office:value="420" calcext:value-type="float">
            <text:p>420</text:p>
          </table:table-cell>
          <table:table-cell/>
          <table:table-cell table:formula="of:=[.I50]/[.D50]" office:value-type="float" office:value="347.107438016529" calcext:value-type="float">
            <text:p>347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2.04" calcext:value-type="float">
            <text:p>2.04</text:p>
          </table:table-cell>
          <table:table-cell office:value-type="float" office:value="78452" calcext:value-type="float">
            <text:p>78452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H51])+MINUTE([.H51])*60" office:value-type="float" office:value="959" calcext:value-type="float">
            <text:p>959</text:p>
          </table:table-cell>
          <table:table-cell/>
          <table:table-cell table:formula="of:=[.I51]/[.D51]" office:value-type="float" office:value="470.098039215686" calcext:value-type="float">
            <text:p>470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4" calcext:value-type="float">
            <text:p>4564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H52])+MINUTE([.H52])*60" office:value-type="float" office:value="7" calcext:value-type="float">
            <text:p>7</text:p>
          </table:table-cell>
          <table:table-cell/>
          <table:table-cell table:formula="of:=[.I52]/[.D52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6" calcext:value-type="float">
            <text:p>4496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H53])+MINUTE([.H53])*60" office:value-type="float" office:value="8" calcext:value-type="float">
            <text:p>8</text:p>
          </table:table-cell>
          <table:table-cell/>
          <table:table-cell table:formula="of:=[.I53]/[.D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752" calcext:value-type="float">
            <text:p>4752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H54])+MINUTE([.H54])*60" office:value-type="float" office:value="9" calcext:value-type="float">
            <text:p>9</text:p>
          </table:table-cell>
          <table:table-cell/>
          <table:table-cell table:formula="of:=[.I54]/[.D5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736" calcext:value-type="float">
            <text:p>6736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H55])+MINUTE([.H55])*60" office:value-type="float" office:value="26" calcext:value-type="float">
            <text:p>26</text:p>
          </table:table-cell>
          <table:table-cell/>
          <table:table-cell table:formula="of:=[.I55]/[.D55]" office:value-type="float" office:value="236.363636363636" calcext:value-type="float">
            <text:p>236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4584" calcext:value-type="float">
            <text:p>34584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H56])+MINUTE([.H56])*60" office:value-type="float" office:value="727" calcext:value-type="float">
            <text:p>727</text:p>
          </table:table-cell>
          <table:table-cell/>
          <table:table-cell table:formula="of:=[.I56]/[.D56]" office:value-type="float" office:value="699.038461538462" calcext:value-type="float">
            <text:p>699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4388" calcext:value-type="float">
            <text:p>24388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H57])+MINUTE([.H57])*60" office:value-type="float" office:value="906" calcext:value-type="float">
            <text:p>906</text:p>
          </table:table-cell>
          <table:table-cell/>
          <table:table-cell table:formula="of:=[.I57]/[.D57]" office:value-type="float" office:value="671.111111111111" calcext:value-type="float">
            <text:p>671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23852" calcext:value-type="float">
            <text:p>23852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H58])+MINUTE([.H58])*60" office:value-type="float" office:value="676" calcext:value-type="float">
            <text:p>676</text:p>
          </table:table-cell>
          <table:table-cell/>
          <table:table-cell table:formula="of:=[.I58]/[.D58]" office:value-type="float" office:value="689.795918367347" calcext:value-type="float">
            <text:p>690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H59])+MINUTE([.H59])*60" office:value-type="float" office:value="342" calcext:value-type="float">
            <text:p>342</text:p>
          </table:table-cell>
          <table:table-cell/>
          <table:table-cell table:formula="of:=[.I59]/[.D59]" office:value-type="float" office:value="316.666666666667" calcext:value-type="float">
            <text:p>31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H60])+MINUTE([.H60])*60" office:value-type="float" office:value="241" calcext:value-type="float">
            <text:p>241</text:p>
          </table:table-cell>
          <table:table-cell/>
          <table:table-cell table:formula="of:=[.I60]/[.D60]" office:value-type="float" office:value="560.46511627907" calcext:value-type="float">
            <text:p>560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61])+MINUTE([.H61])*60" office:value-type="float" office:value="10" calcext:value-type="float">
            <text:p>10</text:p>
          </table:table-cell>
          <table:table-cell/>
          <table:table-cell table:formula="of:=[.I61]/[.D6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H62])+MINUTE([.H62])*60" office:value-type="float" office:value="9" calcext:value-type="float">
            <text:p>9</text:p>
          </table:table-cell>
          <table:table-cell/>
          <table:table-cell table:formula="of:=[.I62]/[.D6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4524" calcext:value-type="float">
            <text:p>14524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H63])+MINUTE([.H63])*60" office:value-type="float" office:value="263" calcext:value-type="float">
            <text:p>263</text:p>
          </table:table-cell>
          <table:table-cell/>
          <table:table-cell table:formula="of:=[.I63]/[.D63]" office:value-type="float" office:value="360.27397260274" calcext:value-type="float">
            <text:p>36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76" calcext:value-type="float">
            <text:p>8076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H64])+MINUTE([.H64])*60" office:value-type="float" office:value="229" calcext:value-type="float">
            <text:p>229</text:p>
          </table:table-cell>
          <table:table-cell/>
          <table:table-cell table:formula="of:=[.I64]/[.D64]" office:value-type="float" office:value="532.558139534884" calcext:value-type="float">
            <text:p>533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5028" calcext:value-type="float">
            <text:p>15028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H65])+MINUTE([.H65])*60" office:value-type="float" office:value="238" calcext:value-type="float">
            <text:p>238</text:p>
          </table:table-cell>
          <table:table-cell/>
          <table:table-cell table:formula="of:=[.I65]/[.D65]" office:value-type="float" office:value="528.888888888889" calcext:value-type="float">
            <text:p>529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H66])+MINUTE([.H66])*60" office:value-type="float" office:value="8" calcext:value-type="float">
            <text:p>8</text:p>
          </table:table-cell>
          <table:table-cell/>
          <table:table-cell table:formula="of:=[.I66]/[.D6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H67])+MINUTE([.H67])*60" office:value-type="float" office:value="7" calcext:value-type="float">
            <text:p>7</text:p>
          </table:table-cell>
          <table:table-cell/>
          <table:table-cell table:formula="of:=[.I67]/[.D6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H68])+MINUTE([.H68])*60" office:value-type="float" office:value="7" calcext:value-type="float">
            <text:p>7</text:p>
          </table:table-cell>
          <table:table-cell/>
          <table:table-cell table:formula="of:=[.I68]/[.D6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H69])+MINUTE([.H69])*60" office:value-type="float" office:value="146" calcext:value-type="float">
            <text:p>146</text:p>
          </table:table-cell>
          <table:table-cell/>
          <table:table-cell table:formula="of:=[.I69]/[.D69]" office:value-type="float" office:value="663.636363636364" calcext:value-type="float">
            <text:p>664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88" calcext:value-type="float">
            <text:p>6488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H70])+MINUTE([.H70])*60" office:value-type="float" office:value="9" calcext:value-type="float">
            <text:p>9</text:p>
          </table:table-cell>
          <table:table-cell/>
          <table:table-cell table:formula="of:=[.I70]/[.D7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H71])+MINUTE([.H71])*60" office:value-type="float" office:value="242" calcext:value-type="float">
            <text:p>242</text:p>
          </table:table-cell>
          <table:table-cell/>
          <table:table-cell table:formula="of:=[.I71]/[.D71]" office:value-type="float" office:value="493.877551020408" calcext:value-type="float">
            <text:p>494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H72])+MINUTE([.H72])*60" office:value-type="float" office:value="208" calcext:value-type="float">
            <text:p>208</text:p>
          </table:table-cell>
          <table:table-cell/>
          <table:table-cell table:formula="of:=[.I72]/[.D72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H73])+MINUTE([.H73])*60" office:value-type="float" office:value="263" calcext:value-type="float">
            <text:p>263</text:p>
          </table:table-cell>
          <table:table-cell/>
          <table:table-cell table:formula="of:=[.I73]/[.D73]" office:value-type="float" office:value="584.444444444445" calcext:value-type="float">
            <text:p>584</text:p>
          </table:table-cell>
        </table:table-row>
        <table:table-row table:style-name="ro1">
          <table:table-cell office:value-type="string" calcext:value-type="string">
            <text:p>quoted_keyword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44" calcext:value-type="float">
            <text:p>6444</text:p>
          </table:table-cell>
          <table:table-cell/>
          <table:table-cell office:value-type="string" calcext:value-type="string">
            <text:p>quoted_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H74])+MINUTE([.H74])*60" office:value-type="float" office:value="21" calcext:value-type="float">
            <text:p>21</text:p>
          </table:table-cell>
          <table:table-cell/>
          <table:table-cell table:formula="of:=[.I74]/[.D7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384" calcext:value-type="float">
            <text:p>7384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H75])+MINUTE([.H75])*60" office:value-type="float" office:value="75" calcext:value-type="float">
            <text:p>75</text:p>
          </table:table-cell>
          <table:table-cell/>
          <table:table-cell table:formula="of:=[.I75]/[.D75]" office:value-type="float" office:value="326.086956521739" calcext:value-type="float">
            <text:p>326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4408" calcext:value-type="float">
            <text:p>14408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H76])+MINUTE([.H76])*60" office:value-type="float" office:value="302" calcext:value-type="float">
            <text:p>302</text:p>
          </table:table-cell>
          <table:table-cell/>
          <table:table-cell table:formula="of:=[.I76]/[.D76]" office:value-type="float" office:value="89.8809523809524" calcext:value-type="float">
            <text:p>90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H77])+MINUTE([.H77])*60" office:value-type="float" office:value="247" calcext:value-type="float">
            <text:p>247</text:p>
          </table:table-cell>
          <table:table-cell/>
          <table:table-cell table:formula="of:=[.I77]/[.D77]" office:value-type="float" office:value="548.888888888889" calcext:value-type="float">
            <text:p>549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764" calcext:value-type="float">
            <text:p>4764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H78])+MINUTE([.H78])*60" office:value-type="float" office:value="9" calcext:value-type="float">
            <text:p>9</text:p>
          </table:table-cell>
          <table:table-cell/>
          <table:table-cell table:formula="of:=[.I78]/[.D7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H79])+MINUTE([.H79])*60" office:value-type="float" office:value="14" calcext:value-type="float">
            <text:p>14</text:p>
          </table:table-cell>
          <table:table-cell/>
          <table:table-cell table:formula="of:=[.I79]/[.D7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H80])+MINUTE([.H80])*60" office:value-type="float" office:value="136" calcext:value-type="float">
            <text:p>136</text:p>
          </table:table-cell>
          <table:table-cell/>
          <table:table-cell table:formula="of:=[.I80]/[.D80]" office:value-type="float" office:value="618.181818181818" calcext:value-type="float">
            <text:p>618</text:p>
          </table:table-cell>
        </table:table-row>
        <table:table-row table:style-name="ro1">
          <table:table-cell office:value-type="string" calcext:value-type="string">
            <text:p>searchsort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8392" calcext:value-type="float">
            <text:p>18392</text:p>
          </table:table-cell>
          <table:table-cell/>
          <table:table-cell office:value-type="string" calcext:value-type="string">
            <text:p>searchsort</text:p>
          </table:table-cell>
          <table:table-cell office:value-type="time" office:time-value="PT00H04M27.428S" calcext:value-type="time">
            <text:p>04:27.43</text:p>
          </table:table-cell>
          <table:table-cell table:formula="of:=SECOND([.H81])+MINUTE([.H81])*60" office:value-type="float" office:value="267" calcext:value-type="float">
            <text:p>267</text:p>
          </table:table-cell>
          <table:table-cell/>
          <table:table-cell table:formula="of:=[.I81]/[.D81]" office:value-type="float" office:value="333.75" calcext:value-type="float">
            <text:p>334</text:p>
          </table:table-cell>
        </table:table-row>
        <table:table-row table:style-name="ro1">
          <table:table-cell office:value-type="string" calcext:value-type="string">
            <text:p>self-assign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elf-assignment</text:p>
          </table:table-cell>
          <table:table-cell office:value-type="time" office:time-value="PT00H00M07.779S" calcext:value-type="time">
            <text:p>00:07.78</text:p>
          </table:table-cell>
          <table:table-cell table:formula="of:=SECOND([.H82])+MINUTE([.H82])*60" office:value-type="float" office:value="8" calcext:value-type="float">
            <text:p>8</text:p>
          </table:table-cell>
          <table:table-cell/>
          <table:table-cell table:formula="of:=[.I82]/[.D8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076" calcext:value-type="float">
            <text:p>6076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H83])+MINUTE([.H83])*60" office:value-type="float" office:value="14" calcext:value-type="float">
            <text:p>14</text:p>
          </table:table-cell>
          <table:table-cell/>
          <table:table-cell table:formula="of:=[.I83]/[.D8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H84])+MINUTE([.H84])*60" office:value-type="float" office:value="9" calcext:value-type="float">
            <text:p>9</text:p>
          </table:table-cell>
          <table:table-cell/>
          <table:table-cell table:formula="of:=[.I84]/[.D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976" calcext:value-type="float">
            <text:p>10976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H85])+MINUTE([.H85])*60" office:value-type="float" office:value="307" calcext:value-type="float">
            <text:p>307</text:p>
          </table:table-cell>
          <table:table-cell/>
          <table:table-cell table:formula="of:=[.I85]/[.D85]" office:value-type="float" office:value="472.307692307692" calcext:value-type="float">
            <text:p>472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908" calcext:value-type="float">
            <text:p>6908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H86])+MINUTE([.H86])*60" office:value-type="float" office:value="275" calcext:value-type="float">
            <text:p>275</text:p>
          </table:table-cell>
          <table:table-cell/>
          <table:table-cell table:formula="of:=[.I86]/[.D86]" office:value-type="float" office:value="539.21568627451" calcext:value-type="float">
            <text:p>53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2156" calcext:value-type="float">
            <text:p>12156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H87])+MINUTE([.H87])*60" office:value-type="float" office:value="259" calcext:value-type="float">
            <text:p>259</text:p>
          </table:table-cell>
          <table:table-cell/>
          <table:table-cell table:formula="of:=[.I87]/[.D87]" office:value-type="float" office:value="616.666666666667" calcext:value-type="float">
            <text:p>617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H88])+MINUTE([.H88])*60" office:value-type="float" office:value="172" calcext:value-type="float">
            <text:p>172</text:p>
          </table:table-cell>
          <table:table-cell/>
          <table:table-cell table:formula="of:=[.I88]/[.D88]" office:value-type="float" office:value="168.627450980392" calcext:value-type="float">
            <text:p>169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H89])+MINUTE([.H89])*60" office:value-type="float" office:value="7" calcext:value-type="float">
            <text:p>7</text:p>
          </table:table-cell>
          <table:table-cell/>
          <table:table-cell table:formula="of:=[.I89]/[.D8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H90])+MINUTE([.H90])*60" office:value-type="float" office:value="12" calcext:value-type="float">
            <text:p>12</text:p>
          </table:table-cell>
          <table:table-cell/>
          <table:table-cell table:formula="of:=[.I90]/[.D90]" office:value-type="float" office:value="171.428571428571" calcext:value-type="float">
            <text:p>171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H91])+MINUTE([.H91])*60" office:value-type="float" office:value="278" calcext:value-type="float">
            <text:p>278</text:p>
          </table:table-cell>
          <table:table-cell/>
          <table:table-cell table:formula="of:=[.I91]/[.D91]" office:value-type="float" office:value="617.777777777778" calcext:value-type="float">
            <text:p>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3584" calcext:value-type="float">
            <text:p>13584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H92])+MINUTE([.H92])*60" office:value-type="float" office:value="85" calcext:value-type="float">
            <text:p>85</text:p>
          </table:table-cell>
          <table:table-cell/>
          <table:table-cell table:formula="of:=[.I92]/[.D92]" office:value-type="float" office:value="326.923076923077" calcext:value-type="float">
            <text:p>327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4432" calcext:value-type="float">
            <text:p>14432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H93])+MINUTE([.H93])*60" office:value-type="float" office:value="102" calcext:value-type="float">
            <text:p>102</text:p>
          </table:table-cell>
          <table:table-cell/>
          <table:table-cell table:formula="of:=[.I93]/[.D93]" office:value-type="float" office:value="351.724137931035" calcext:value-type="float">
            <text:p>352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H94])+MINUTE([.H94])*60" office:value-type="float" office:value="7" calcext:value-type="float">
            <text:p>7</text:p>
          </table:table-cell>
          <table:table-cell/>
          <table:table-cell table:formula="of:=[.I94]/[.D9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H95])+MINUTE([.H95])*60" office:value-type="float" office:value="9" calcext:value-type="float">
            <text:p>9</text:p>
          </table:table-cell>
          <table:table-cell/>
          <table:table-cell table:formula="of:=[.I95]/[.D95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8" calcext:value-type="float">
            <text:p>460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H96])+MINUTE([.H96])*60" office:value-type="float" office:value="8" calcext:value-type="float">
            <text:p>8</text:p>
          </table:table-cell>
          <table:table-cell/>
          <table:table-cell table:formula="of:=[.I96]/[.D9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4" calcext:value-type="float">
            <text:p>4684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97])+MINUTE([.H97])*60" office:value-type="float" office:value="10" calcext:value-type="float">
            <text:p>10</text:p>
          </table:table-cell>
          <table:table-cell/>
          <table:table-cell table:formula="of:=[.I97]/[.D97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H98])+MINUTE([.H98])*60" office:value-type="float" office:value="30" calcext:value-type="float">
            <text:p>30</text:p>
          </table:table-cell>
          <table:table-cell/>
          <table:table-cell table:formula="of:=[.I98]/[.D98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H99])+MINUTE([.H99])*60" office:value-type="float" office:value="8" calcext:value-type="float">
            <text:p>8</text:p>
          </table:table-cell>
          <table:table-cell/>
          <table:table-cell table:formula="of:=[.I99]/[.D9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H100])+MINUTE([.H100])*60" office:value-type="float" office:value="7" calcext:value-type="float">
            <text:p>7</text:p>
          </table:table-cell>
          <table:table-cell/>
          <table:table-cell table:formula="of:=[.I100]/[.D100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ser_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844" calcext:value-type="float">
            <text:p>6844</text:p>
          </table:table-cell>
          <table:table-cell/>
          <table:table-cell office:value-type="string" calcext:value-type="string">
            <text:p>user_literals</text:p>
          </table:table-cell>
          <table:table-cell office:value-type="time" office:time-value="PT00H00M37.103S" calcext:value-type="time">
            <text:p>00:37.10</text:p>
          </table:table-cell>
          <table:table-cell table:formula="of:=SECOND([.H101])+MINUTE([.H101])*60" office:value-type="float" office:value="37" calcext:value-type="float">
            <text:p>37</text:p>
          </table:table-cell>
          <table:table-cell/>
          <table:table-cell table:formula="of:=[.I101]/[.D101]" office:value-type="float" office:value="336.363636363636" calcext:value-type="float">
            <text:p>336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H102])+MINUTE([.H102])*60" office:value-type="float" office:value="8" calcext:value-type="float">
            <text:p>8</text:p>
          </table:table-cell>
          <table:table-cell/>
          <table:table-cell table:formula="of:=[.I102]/[.D10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792" calcext:value-type="float">
            <text:p>8792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H103])+MINUTE([.H103])*60" office:value-type="float" office:value="112" calcext:value-type="float">
            <text:p>112</text:p>
          </table:table-cell>
          <table:table-cell/>
          <table:table-cell table:formula="of:=[.I103]/[.D103]" office:value-type="float" office:value="302.702702702703" calcext:value-type="float">
            <text:p>303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48" calcext:value-type="float">
            <text:p>4548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H104])+MINUTE([.H104])*60" office:value-type="float" office:value="7" calcext:value-type="float">
            <text:p>7</text:p>
          </table:table-cell>
          <table:table-cell/>
          <table:table-cell table:formula="of:=[.I104]/[.D10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744" calcext:value-type="float">
            <text:p>7744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H105])+MINUTE([.H105])*60" office:value-type="float" office:value="268" calcext:value-type="float">
            <text:p>268</text:p>
          </table:table-cell>
          <table:table-cell/>
          <table:table-cell table:formula="of:=[.I105]/[.D105]" office:value-type="float" office:value="478.571428571429" calcext:value-type="float">
            <text:p>479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776" calcext:value-type="float">
            <text:p>877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H106])+MINUTE([.H106])*60" office:value-type="float" office:value="266" calcext:value-type="float">
            <text:p>266</text:p>
          </table:table-cell>
          <table:table-cell/>
          <table:table-cell table:formula="of:=[.I106]/[.D106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with-statemen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with-statement</text:p>
          </table:table-cell>
          <table:table-cell office:value-type="time" office:time-value="PT00H00M08.183S" calcext:value-type="time">
            <text:p>00:08.18</text:p>
          </table:table-cell>
          <table:table-cell table:formula="of:=SECOND([.H107])+MINUTE([.H107])*60" office:value-type="float" office:value="8" calcext:value-type="float">
            <text:p>8</text:p>
          </table:table-cell>
          <table:table-cell/>
          <table:table-cell table:formula="of:=[.I107]/[.D107]" office:value-type="float" office:value="400" calcext:value-type="float">
            <text:p>4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6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Default" table:formula="of:=MEDIAN([.K3:.K107])" office:value-type="float" office:value="500" calcext:value-type="float">
            <text:p>500</text:p>
          </table:table-cell>
        </table:table-row>
      </table:table>
      <table:named-expressions/>
      <table:database-ranges>
        <table:database-range table:name="__Anonymous_Sheet_DB__0" table:target-range-address="Sheet1.G3:Sheet1.H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59:15.617073099</meta:creation-date>
    <dc:date>2018-09-28T17:32:42.192551271</dc:date>
    <meta:editing-duration>PT33M4S</meta:editing-duration>
    <meta:editing-cycles>6</meta:editing-cycles>
    <meta:generator>LibreOffice/5.1.6.2$Linux_X86_64 LibreOffice_project/10m0$Build-2</meta:generator>
    <meta:document-statistic meta:table-count="1" meta:cell-count="956" meta:object-count="0"/>
  </office:meta>
</office:document-meta>
</file>